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e99e2"/>
    </style:style>
    <style:style style:name="P2" style:family="paragraph" style:parent-style-name="Standard">
      <style:text-properties officeooo:paragraph-rsid="001271c3"/>
    </style:style>
    <style:style style:name="P3" style:family="paragraph" style:parent-style-name="Standard">
      <style:paragraph-properties style:shadow="none">
        <style:tab-stops/>
      </style:paragraph-properties>
      <style:text-properties officeooo:paragraph-rsid="000e99e2"/>
    </style:style>
    <style:style style:name="P4" style:family="paragraph" style:parent-style-name="Standard">
      <style:paragraph-properties style:shadow="none">
        <style:tab-stops/>
      </style:paragraph-properties>
      <style:text-properties officeooo:paragraph-rsid="0018b773"/>
    </style:style>
    <style:style style:name="P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e99e2"/>
    </style:style>
    <style:style style:name="P6" style:family="paragraph" style:parent-style-name="Table_20_Contents">
      <style:text-properties officeooo:paragraph-rsid="0018475f"/>
    </style:style>
    <style:style style:name="P7" style:family="paragraph" style:parent-style-name="Table_20_Contents">
      <style:text-properties officeooo:paragraph-rsid="0018b773"/>
    </style:style>
    <style:style style:name="P8" style:family="paragraph" style:parent-style-name="Table_20_Contents">
      <style:text-properties officeooo:paragraph-rsid="00199df3"/>
    </style:style>
    <style:style style:name="P9" style:family="paragraph" style:parent-style-name="Header">
      <style:text-properties officeooo:paragraph-rsid="001dce04"/>
    </style:style>
    <style:style style:name="T1" style:family="text">
      <style:text-properties officeooo:rsid="00d936c0"/>
    </style:style>
    <style:style style:name="T2" style:family="text">
      <style:text-properties style:font-name="Arial" fo:font-size="11pt" officeooo:rsid="00d2f3b4" style:font-size-asian="11pt" style:font-size-complex="11pt"/>
    </style:style>
    <style:style style:name="T3" style:family="text">
      <style:text-properties style:font-name="Arial" fo:font-size="11pt" officeooo:rsid="00daa6d0" style:font-size-asian="11pt" style:font-size-complex="11pt"/>
    </style:style>
    <style:style style:name="T4" style:family="text">
      <style:text-properties officeooo:rsid="0013cddc"/>
    </style:style>
    <style:style style:name="T5" style:family="text">
      <style:text-properties officeooo:rsid="00148e5f"/>
    </style:style>
    <style:style style:name="T6" style:family="text">
      <style:text-properties officeooo:rsid="00159a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trainer]" text:name="py3o.o.trainer_id.name"/>
        <text:user-field-decl office:value-type="string" office:string-value="[customer]" text:name="py3o.o.partner_id.name"/>
        <text:user-field-decl office:value-type="string" office:string-value="[duration]" text:name="py3o.o.duration"/>
        <text:user-field-decl office:value-type="string" office:string-value="[quotation]" text:name="py3o.o.quotation_id"/>
        <text:user-field-decl office:value-type="string" office:string-value="[content]" text:name="py3o.o.content"/>
        <text:user-field-decl office:value-type="string" office:string-value="[quotation]" text:name="py3o.o.quotation_id.name"/>
      </text:user-field-decls>
      <text:p text:style-name="P5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1"><text:a xlink:type="simple" xlink:href="py3o://with=%22o=obj.with_context(lang=lang)%22" text:style-name="Internet_20_link" text:visited-style-name="Visited_20_Internet_20_Link"><text:span text:style-name="T1">with="o=obj.with_context(lang=lang)"</text:span></text:a></text:p>
      <text:p text:style-name="P4"><text:a xlink:type="simple" xlink:href="py3o://function=%22setLang(lang)%22" text:style-name="Internet_20_link" text:visited-style-name="Visited_20_Internet_20_Link"><text:span text:style-name="T3">function="setLang(lang)"</text:span></text:a></text:p>
      <text:p text:style-name="P1"/>
      <text:p text:style-name="P1"><text:user-field-get text:name="py3o.o.trainer_id.name">[trainer]</text:user-field-get></text:p>
      <text:p text:style-name="P1"/>
      <text:p text:style-name="P2"><text:user-field-get text:name="py3o.o.duration">[duration]</text:user-field-get></text:p>
      <text:p text:style-name="P2"/>
      <text:p text:style-name="P2"><text:user-field-get text:name="py3o.o.content">[content]</text:user-field-get></text:p>
      <text:p text:style-name="P2"/>
      <text:p text:style-name="P7"><text:span text:style-name="T4"><text:text-input text:description="py3o://function=&quot;formatLang(o.from_date, date=True)&quot;">[from_date]</text:text-input></text:span></text:p>
      <text:p text:style-name="P7"/>
      <text:p text:style-name="P7"><text:span text:style-name="T5"><text:text-input text:description="py3o://function=&quot;formatLang(o.to_date, date=True)&quot;">[to_date]</text:text-input></text:span></text:p>
      <text:p text:style-name="P6"/>
      <text:p text:style-name="P8"><text:span text:style-name="T6"><text:text-input text:description="py3o://function=&quot;format_multiline_value(o.partner_id._display_full_address())&quot;">[customer]</text:text-input></text:span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dce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user.company_id._display_report_header]</text:text-inpu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0:11:07.402664677</meta:creation-date>
    <meta:generator>LibreOffice/5.3.1.2$Linux_X86_64 LibreOffice_project/30m0$Build-2</meta:generator>
    <dc:date>2018-05-09T12:01:55.448099928</dc:date>
    <meta:editing-duration>PT1H17M8S</meta:editing-duration>
    <meta:editing-cycles>18</meta:editing-cycles>
    <meta:document-statistic meta:table-count="0" meta:image-count="0" meta:object-count="0" meta:page-count="1" meta:paragraph-count="11" meta:word-count="23" meta:character-count="228" meta:non-whitespace-character-count="224"/>
  </office:meta>
</office:document-meta>
</file>